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298" officeooo:paragraph-rsid="001b5298"/>
    </style:style>
    <style:style style:name="P2" style:family="paragraph" style:parent-style-name="Standard">
      <style:text-properties officeooo:rsid="001cb99b" officeooo:paragraph-rsid="001cb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a xlink:type="simple" xlink:href="https://github.com/96boards/Sensor_Mezzanine_Getting_Started/blob/master/README.md">https://github.com/96boards/Sensor_Mezzanine_Getting_Started/blob/master/README.md</text:a></text:p>
      <text:p text:style-name="P2"><text:a xlink:type="simple" xlink:href="https://github.com/lucidm/lcdi2c">https://github.com/lucidm/lcdi2c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44:28.163411239</meta:creation-date>
    <dc:date>2017-07-31T18:17:19.290610175</dc:date>
    <meta:editing-duration>PT5H17M40S</meta:editing-duration>
    <meta:editing-cycles>1</meta:editing-cycles>
    <meta:document-statistic meta:table-count="0" meta:image-count="0" meta:object-count="0" meta:page-count="1" meta:paragraph-count="2" meta:word-count="2" meta:character-count="114" meta:non-whitespace-character-count="114"/>
    <meta:generator>LibreOffice/4.2.8.2$Linux_X86_64 LibreOffice_project/420m0$Build-2</meta:generator>
  </office:meta>
</office:document-meta>
</file>